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74.21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446.66pt"/>
    </style:style>
    <style:style style:name="co8" style:family="table-column">
      <style:table-column-properties fo:break-before="auto" style:column-width="190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mer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grain,wheat: harves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l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</table:table-row>
        <table:table-row table:style-name="ro1">
          <table:table-cell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mouth,said,speak: good: praise,worshi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: love,compassion: no,not: 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end,finish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,equal: mouth,said,spea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hurt: knife,cut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write,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il,dirt,ground_soil: land,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peak,said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ise,asce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/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: go,travel,journe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not,no: goo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sof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hiel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o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: gift: hand: love,compassio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amaz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amaz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sy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mouth: hear,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ke,create: han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pirit: no,not: pers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</table:table-row>
        <table:table-row table:style-name="ro1">
          <table:table-cell/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: near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inst: backward: to,forwar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gainst: backward: forward,to: family: house: love,compassio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reckon:counted:credit</text:p>
          </table:table-cell>
        </table:table-row>
        <table:table-row table:style-name="ro1">
          <table:table-cell/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discip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 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,ground,earth: desert,wilderness: no,not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rest,sleep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: house: not,no: heart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cend</text:p>
          </table:table-cell>
        </table:table-row>
        <table:table-row table:style-name="ro1">
          <table:table-cell/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qual,same: mouth,said,spea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body: pers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/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happy,jo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han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bound:chain</text:p>
          </table:table-cell>
        </table:table-row>
        <table:table-row table:style-name="ro1">
          <table:table-cell/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: happy,joy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i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ai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: hear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stioned</text:p>
          </table:table-cell>
        </table:table-row>
        <table:table-row table:style-name="ro1">
          <table:table-cell/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journ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author:scri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rest,sleep,lie_dow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help: attendant,helper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: hand: .: silence,quiet: mouth,said,speak: no,not: thin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: knowledge,know: land,ground,earth: ignorant,ignorance,confus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bo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: ha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</table:table-row>
        <table:table-row table:style-name="ro1">
          <table:table-cell/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water,w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see,eye: bli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ne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figh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with: equal,same: peop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no,not: 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</table:table-row>
        <table:table-row table:style-name="ro1">
          <table:table-cell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uth,said,speak: love,compassion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person: small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: land ,ground,earth: beginning,star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: hand: grain,wheat: village: many: neighbor,house,nea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n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stic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</table:table-row>
        <table:table-row table:style-name="ro1">
          <table:table-cell/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et,wat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i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forward,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lear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cha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: 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whole,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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sigh</text:p>
          </table:table-cell>
        </table:table-row>
        <table:table-row table:style-name="ro1">
          <table:table-cell/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tart,beginning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un,da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small,few: love,compass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ake: 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eath,dead,die: no,not: hear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fabric,clo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ruler,king,crown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urderer: cross: knife,cut: person: kill,destr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ve: hand: 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d: big: grass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mise: mouth,said,speak: work,do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e: land,ground,eart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thing: tree,plant,w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</table:table-row>
        <table:table-row table:style-name="ro1">
          <table:table-cell/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ook,read,learn: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,leader: to,forward: person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isoned:arrest:boun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/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p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and: wet,water: land,ground,earth: cold: no,not: fire,heat,h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: good: hot,fire,heat: village: many: neighbor,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/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mouth,speak,sa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fabric,clothing: land,ground,ear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</table:table-row>
        <table:table-row table:style-name="ro1">
          <table:table-cell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/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</table:table-row>
        <table:table-row table:style-name="ro1">
          <table:table-cell/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ll,whole: know,knowle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bric,clothing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ear: cross</text:p>
          </table:table-cell>
          <table:table-cell office:value-type="string" calcext:value-type="string">
            <text:p>Didym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ri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fire,heat,ho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:com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/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: 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/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rd: soft: no,not: 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Apelles:credi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ield,farm: grain,wheat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church,temp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romise: very: work,d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Apelles:counted</text:p>
          </table:table-cell>
        </table:table-row>
        <table:table-row table:style-name="ro1">
          <table:table-cell/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king:l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cros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et,wate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: good: fire,heat,ho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wind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: work,d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ife</text:p>
          </table:table-cell>
        </table:table-row>
        <table:table-row table:style-name="ro1">
          <table:table-cell/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island: wet,water: land,ground.earth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: big: mouth,said,speak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light: eye,see: sun,da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ppointed: mouth,said,speak: near: person: call,beck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,e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</table:table-row>
        <table:table-row table:style-name="ro1">
          <table:table-cell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: land,ground,ear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pth</text:p>
          </table:table-cell>
        </table:table-row>
        <table:table-row table:style-name="ro1">
          <table:table-cell/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w,to_plant: seed: plant,tree,wood: small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know,knowledg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ep</text:p>
          </table:table-cell>
        </table:table-row>
        <table:table-row table:style-name="ro1">
          <table:table-cell/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: mind,think: know,knowledge: head: face</text:p>
          </table:table-cell>
          <table:table-cell office:value-type="string" calcext:value-type="string">
            <text:p>Clop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ollow: people: to,forward</text:p>
          </table:table-cell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: hear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w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bellion:disobedien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sion:separa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:divide:separ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sion,divide,separa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anima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: knife,cu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hors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</text:p>
          </table:table-cell>
          <table:table-cell office:value-type="string" calcext:value-type="string">
            <text:p>Dorcu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hors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outh,said,speak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rest,sleep,lie_down: love,compassi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p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wet,wat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art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ground:land:pla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shak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</table:table-row>
        <table:table-row table:style-name="ro1">
          <table:table-cell/>
          <table:table-cell office:value-type="string" calcext:value-type="string">
            <text:p></text:p>
          </table:table-cell>
          <table:table-cell office:value-type="string" calcext:value-type="string">
            <text:p>Eber <text:s/>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rough,pass: thing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land,ground,earth: thing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ose: love,compassion: or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</table:table-row>
        <table:table-row table:style-name="ro1">
          <table:table-cell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t,fire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n,power,ability: person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omise: mouth,speak,said: work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re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eat,hot: 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no,no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hear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here: very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friend: love,compassion: no,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/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each,teaching: mouth,speak.said: book,learn,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ad,death,die: no,not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reeting: mouth,said,spea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fr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e</text:p>
          </table:table-cell>
        </table:table-row>
        <table:table-row table:style-name="ro1">
          <table:table-cell/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autiful,beauty: eye,see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de: thin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</table:table-row>
        <table:table-row table:style-name="ro1">
          <table:table-cell/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</text:p>
          </table:table-cell>
          <table:table-cell office:value-type="string" calcext:value-type="string">
            <text:p>Euth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est,lie_down,slee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gospel,good_news: book,learn,read: goo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: straigh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ll,w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prai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th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ce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1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rue,truth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rain,whe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eat,food,meal: mouth,said,speak: thing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lesh: soft: pers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water,w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eat,food,meal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</text:p>
          </table:table-cell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r:batt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search: hand: eye,se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hea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: pers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ake: hand: pers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perso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hing: mouth,said,spea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to,forwa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isdom,wise: know,knowledge: 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</table:table-row>
        <table:table-row table:style-name="ro1">
          <table:table-cell/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many: plant,tree,woo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and,ground,earth: roo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small,few: anima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dom</text:p>
          </table:table-cell>
        </table:table-row>
        <table:table-row table:style-name="ro1">
          <table:table-cell/>
          <table:table-cell office:value-type="string" calcext:value-type="string">
            <text:p></text:p>
          </table:table-cell>
          <table:table-cell office:value-type="string" calcext:value-type="string">
            <text:p>Freedma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eye,see: to,forwar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angel: good: spirit: no,no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</table:table-row>
        <table:table-row table:style-name="ro1">
          <table:table-cell/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un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cross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cripture,bible,word of god: book,learn,read: cros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(peop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(things)</text:p>
          </table:table-cell>
        </table:table-row>
        <table:table-row table:style-name="ro1">
          <table:table-cell/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small,few: 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: land,ground,earth: money,wealth,wealthy: wet,wa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praise,worship,exalt: mouth,said,speak: 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food,eat,meal: mouth,said,speak: th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journey:trav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b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man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</table:table-row>
        <table:table-row table:style-name="ro1">
          <table:table-cell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good: person: village: many: neighbor,house,ne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knife,cu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: land,ground,eart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desire,like,want: love,compassion: hear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man: love,compassi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land:place</text:p>
          </table:table-cell>
        </table:table-row>
        <table:table-row table:style-name="ro1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en:gro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wor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greeting: mouth,said,speak: happy,jo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y</text:p>
          </table:table-cell>
        </table:table-row>
        <table:table-row table:style-name="ro1">
          <table:table-cell/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grain,wh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grain,whea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ealth,healthy: happy,joy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r:ea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rown,ruler,king,lord: man: love,compa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ground,earth: book,learn,rea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: land,ground,ear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on,sons: 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: time,when: fire,heat,ho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peop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r: no,not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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an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crown,king,ruler,lor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goo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can,ability,power: big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nder: thing: 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: small,few: mounta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ney,wealth,wealth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swee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swo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desire,like,want: love,compassion: hear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arch: hand: eye,se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:fire:he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arou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mouth,said,speak: 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mouth,said,speak: 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: start,beginning: pers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</table:table-row>
        <table:table-row table:style-name="ro1">
          <table:table-cell/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eat,food,meal: mouth,said,speak: thing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ing,song: mouth,said,speak: dance: walk: happy,jo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</text:p>
          </table:table-cell>
        </table:table-row>
        <table:table-row table:style-name="ro1">
          <table:table-cell/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no,not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ir: land,ground,earth: fa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th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</table:table-row>
        <table:table-row table:style-name="ro1">
          <table:table-cell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easu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an,ability,power: big: knife,cu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est:bound:cha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ume,fragrant: good: nose,smell: gift: hand: love,compass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small,few: ma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ppy,joy: la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e: person: thin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ugh,pass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f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no,not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</table:table-row>
        <table:table-row table:style-name="ro1">
          <table:table-cell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.ruler,lord: stay: person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 grie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: dow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f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/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/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</table:table-row>
        <table:table-row table:style-name="ro1">
          <table:table-cell/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ou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word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baptism,baptize: wet,water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praise,worship,exalt: mouth,said,speak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re : up: 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</table:table-row>
        <table:table-row table:style-name="ro1">
          <table:table-cell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mall,few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ruler,lord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trav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_not_Iscariot</text:p>
          </table:table-cell>
        </table:table-row>
        <table:table-row table:style-name="ro1">
          <table:table-cell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s</text:p>
          </table:table-cell>
        </table:table-row>
        <table:table-row table:style-name="ro1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s:Judas_not_Iscariot</text:p>
          </table:table-cell>
        </table:table-row>
        <table:table-row table:style-name="ro1">
          <table:table-cell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,exalt: mouth: good: land,ground,eart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no,not: straight: h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mall,few: time,wh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equal,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ve: hand: 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no,not: close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: moon,night: color: valle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l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c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dow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t</text:p>
          </table:table-cell>
        </table:table-row>
        <table:table-row table:style-name="ro1">
          <table:table-cell/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led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w</text:p>
          </table:table-cell>
        </table:table-row>
        <table:table-row table:style-name="ro1">
          <table:table-cell/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rm: bi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thing: tab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ountry,nation: bi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:la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knife,cut: tongue: mouth,said,speak: fabric,clo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/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mouth,said,spea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,tree,wood: th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d:bo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,fabric: anim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oaf,bread: mouth,said,speak: grain,whea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man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ad,grieve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ir</text:p>
          </table:table-cell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:lead_ast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r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u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: eye,se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:wa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all,whole: fabric,cloth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r:crown:k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 : search: hand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ts:Lase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ss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: dow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/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wild: rest,sleep,lie_down: love,compass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</table:table-row>
        <table:table-row table:style-name="ro1">
          <table:table-cell/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.ruler,king,lord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ldier: person: war,fight,battle: lead,leader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</table:table-row>
        <table:table-row table:style-name="ro1">
          <table:table-cell/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eye,see: deceive,deception,false,lead_astray,l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yes,correc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dom: crown,ruler,king,lord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: island: wet,water: land,ground,ear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now,knowledg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grain,whea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land,ground,ear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</table:table-row>
        <table:table-row table:style-name="ro1">
          <table:table-cell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/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ry: no,not: wet,water: land,ground,earth</text:p>
          </table:table-cell>
          <table:table-cell office:value-type="string" calcext:value-type="string">
            <text:p>Matthias</text:p>
          </table:table-cell>
        </table:table-row>
        <table:table-row table:style-name="ro1">
          <table:table-cell/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ng,crown,lord,ruler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take,bring,carry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ttath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: no,not: nea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e,i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erson: love,compass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rd: no,not: so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no,not: goo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,fight,battle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ig: ability,can,power: knife,cut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love,compassion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wealth</text:p>
          </table:table-cell>
        </table:table-row>
        <table:table-row table:style-name="ro1">
          <table:table-cell/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land,ground,earth: to,forward: around: day,su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ft: hand: up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kill,destroy: knife,cu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seed: grain,wheat: small,fe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: good: n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,finish: land,ground,ear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kind,kindness: love,compassion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yes,correc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ophet: person: prophesy: eye,see: to,forwar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: tho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eye,see: land,ground,eart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ttle,fight,w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</table:table-row>
        <table:table-row table:style-name="ro1">
          <table:table-cell/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h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: tree: land,ground,eart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ull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eye,se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</table:table-row>
        <table:table-row table:style-name="ro1">
          <table:table-cell/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ask,questioned: mouth,said,speak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: land,ground,earth: person: love,compassion: no,no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e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,d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money,wealth,wealth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wet,wat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: n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ntai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los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no,not: backwar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anim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</table:table-row>
        <table:table-row table:style-name="ro1">
          <table:table-cell/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mily: house: love,compassi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/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mouth,said,speak: land,ground,earth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desire,like,want,will: love,compassion: hear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eat,food,meal: no,not: kill,destroy: knife,cut: pers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</table:table-row>
        <table:table-row table:style-name="ro1">
          <table:table-cell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: hard: soft: no,no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ife,cu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rite</text:p>
          </table:table-cell>
        </table:table-row>
        <table:table-row table:style-name="ro1"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: no,not: person: day,su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go,travel,trip,journe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</table:table-row>
        <table:table-row table:style-name="ro1">
          <table:table-cell/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thing: person: land,ground,earth: man: crown,ruler,king,lo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horse: village: many: neighbor: house,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ater,wet: colo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ground,earth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acrifice: fire,heat,hot: han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king,ruler,lor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</table:table-row>
        <table:table-row table:style-name="ro1">
          <table:table-cell/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walk: happy,joy: land,ground,eart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:earth:ground:l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pen,wri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tre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/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: dirt,soil,ground_soil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ew: wet,water: land,ground,ear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ney,wealth,wealthy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can,ability,power: big: knife,cu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exal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each,teaching: mouth,said,speak: book,learn,read: cro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oney,wealth,wealth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pers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thing: work,d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: han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work,do: good: meas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boa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pers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</text:p>
          </table:table-cell>
          <table:table-cell office:value-type="string" calcext:value-type="string">
            <text:p>Prisi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chain,bound,imprisoned,arres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hain,bound,imprisoned,ar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vern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: man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work,d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forward,t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rophesy: eye,see: forward,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</table:table-row>
        <table:table-row table:style-name="ro1">
          <table:table-cell/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: col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/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/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vernor: small,few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eep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hout: big: mouth,said,spea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: soft: thing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hing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: land,ground,eart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k:lear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disobedience:disob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p: hand: end,finis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Apelles:counted:cred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: people: straight: love,compassion: frien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water,wet: blood: colo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gr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up: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: mouth,said,speak: near: head: fa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eep:lie_dow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because,reason,purpose,therefore: know,knowledge: 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/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: righteous,righteousness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oose: love,compassion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: cros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:righteo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ripe:matu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:pa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soft: no,no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part,som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: sun,da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o,not: smooth: good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lood: red: hand: wet,water: col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own:king:lor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iend: person: love,compassio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rest,sleep,lie_dow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: hand: love,compass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ie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no,not: 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k:mout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</table:table-row>
        <table:table-row table:style-name="ro1">
          <table:table-cell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ause,purpose,reason,therefore: know,knowledge:?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sleep,rest,lie_down: love,compass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: tower: perso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qual</text:p>
          </table:table-cell>
        </table:table-row>
        <table:table-row table:style-name="ro1">
          <table:table-cell/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y: person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</table:table-row>
        <table:table-row table:style-name="ro1">
          <table:table-cell/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</table:table-row>
        <table:table-row table:style-name="ro1">
          <table:table-cell/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up: forward,to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: insec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</table:table-row>
        <table:table-row table:style-name="ro1">
          <table:table-cell/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:Scrip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house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ater,wet: plant,tree,woo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,river: ocean,sea: big: wet,wat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los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ye,s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/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y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me,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have: hand: 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o,forwa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</table:table-row>
        <table:table-row table:style-name="ro1">
          <table:table-cell/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anch: plant,tree,w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erve: love,compassion: work,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eckon,call: mouth,said,speak: nea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: needl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: pers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un,d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frie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: thing: .: neck: face: village: many: neighbor: house: 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leep,rest,lie_dow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: me,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: no,not: god: crown,ruler,lord,king: love,compassion: m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: sof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thi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mouth,said,spea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hing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</table:table-row>
        <table:table-row table:style-name="ro1">
          <table:table-cell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r,he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sin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ighteous,righteousness: good: person: work,d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small,few: love,compassi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,over: up: thing: land,ground,ear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e_down:r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o,forwar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w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many: small,few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se</text:p>
          </table:table-cell>
        </table:table-row>
        <table:table-row table:style-name="ro1">
          <table:table-cell/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ire,hot,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good: straigh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: village: many: neighbor: house: 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isdom,wise: know,knowledge: 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e:p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: son: love,compassion: .: m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trip,journey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rth:ground:land: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th:sa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pers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o,forward: wet,wat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vide:division:separa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cup,dri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ic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: straight: perso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ginn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straigh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: no,not: you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oney,wealth,wealthy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th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end,fin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eat,food,meal: mouth,said,speak: thin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no,no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can,ability,power: big: knife,cu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o,not: good: thin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hurt,pain: knife,cut: hear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fire,heat,ho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: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good: flow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cross: scripture,bible,word of god: bui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: land,ground,ear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</table:table-row>
        <table:table-row table:style-name="ro1">
          <table:table-cell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r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: 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money,wealth,wealth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crown,ruler,king,lord: money,wealth,wealth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mouth,said,speak: book,read,lear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b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building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/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at: sheep: bone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</table:table-row>
        <table:table-row table:style-name="ro1">
          <table:table-cell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: 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/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</table:table-row>
        <table:table-row table:style-name="ro1">
          <table:table-cell/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ceive,deception,false,lead_astray,lie: no,not: good: measur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me,equa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: grain,w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split,divide,division,separate: grain,w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sto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: stream,riv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v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t</text:p>
          </table:table-cell>
        </table:table-row>
        <table:table-row table:style-name="ro1">
          <table:table-cell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 compassion: blind: no,not: eye,s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/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gathered_peop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things</text:p>
          </table:table-cell>
          <table:table-cell office:value-type="string" calcext:value-type="string">
            <text:p>gathered_thing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fabric,clothin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han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: no,not: soft: land,ground,earth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p:go:journ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:plant</text:p>
          </table:table-cell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amily: house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:journey:trav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</table:table-row>
        <table:table-row table:style-name="ro1">
          <table:table-cell/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: no,not: 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1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office:value-type="string" calcext:value-type="string">
            <text:p>truth: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thing: mouth,said,spea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truth: good: measu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easur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nge</text:p>
          </table:table-cell>
        </table:table-row>
        <table:table-row table:style-name="ro1">
          <table:table-cell/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: knife,cut: heart: village: many: neighbor;house;ne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rain,wheat: dow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i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time,wh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,eye: sun,da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hild: small,few: perso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ackward: money,wealth,wealth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: land,ground,earth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: wet,water: good: w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ear,hea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: person: straight: time,whe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le:f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ure,clean: wet,water: goo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ma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tow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: wet,wate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h:ro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ong: hand: can,ability,power: big: knife,cu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lthy:mon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ey:wealt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: love,compassion: man: woma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en: day,su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hol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: ask,questioned: mouth,said,speak: ?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sk,questioned: mouth,said,speak: ?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col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ask,questioned: mouth,said,speak: ?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: no,n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: love,compass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rest,sleep,lie down: love,compa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ire:like:wan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to,forward: ai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: frui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/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air: too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: cold: no,not: fire,heat,ho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: equal,sam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:tre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sn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ma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exalt:prai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an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: ma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ground,earth: around: sun,da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: too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ure,clean: wet,water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ad,grieve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ather: l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d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right: very: sun,day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ed: wheat,grain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</table:table>
      <table:named-expressions/>
      <table:database-ranges>
        <table:database-range table:name="__Anonymous_Sheet_DB__0" table:target-range-address="allmerged.A1:allmerged.H14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15:59:53.162000000</dc:date>
    <meta:editing-duration>PT35S</meta:editing-duration>
    <meta:editing-cycles>1</meta:editing-cycles>
    <meta:generator>LibreOffice/6.2.0.3$Windows_X86_64 LibreOffice_project/98c6a8a1c6c7b144ce3cc729e34964b47ce25d62</meta:generator>
    <meta:document-statistic meta:table-count="1" meta:cell-count="9877" meta:object-count="0"/>
  </office:meta>
</office:document-meta>
</file>